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86cm" fo:margin-left="0.037cm" table:align="left"/>
    </style:style>
    <style:style style:name="Table2.A" style:family="table-column">
      <style:table-column-properties style:column-width="16.986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6.986cm" fo:margin-left="0.09cm" table:align="left"/>
    </style:style>
    <style:style style:name="Table4.A" style:family="table-column">
      <style:table-column-properties style:column-width="7.62cm"/>
    </style:style>
    <style:style style:name="Table4.B" style:family="table-column">
      <style:table-column-properties style:column-width="9.366cm"/>
    </style:style>
    <style:style style:name="Table4.A1" style:family="table-cell">
      <style:table-cell-properties fo:padding="0.097cm" fo:border="none"/>
    </style:style>
    <style:style style:name="Table3" style:family="table">
      <style:table-properties style:width="16.96cm" fo:margin-left="0.09cm" table:align="left"/>
    </style:style>
    <style:style style:name="Table3.A" style:family="table-column">
      <style:table-column-properties style:column-width="7.435cm"/>
    </style:style>
    <style:style style:name="Table3.B" style:family="table-column">
      <style:table-column-properties style:column-width="9.525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2a7d7a"/>
    </style:style>
    <style:style style:name="P2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4" style:family="paragraph" style:parent-style-name="Table_20_Contents">
      <style:paragraph-properties fo:text-align="start" style:justify-single-word="false"/>
      <style:text-properties officeooo:rsid="001502b5" officeooo:paragraph-rsid="002a7d7a"/>
    </style:style>
    <style:style style:name="P5" style:family="paragraph" style:parent-style-name="Table_20_Contents">
      <style:paragraph-properties fo:text-align="start" style:justify-single-word="false"/>
      <style:text-properties fo:color="#c9211e" loext:opacity="100%" officeooo:rsid="001c6799" officeooo:paragraph-rsid="002a7d7a"/>
    </style:style>
    <style:style style:name="P6" style:family="paragraph" style:parent-style-name="Table_20_Contents">
      <style:paragraph-properties fo:text-align="start" style:justify-single-word="false"/>
      <style:text-properties officeooo:rsid="001c6799" officeooo:paragraph-rsid="002a7d7a"/>
    </style:style>
    <style:style style:name="P7" style:family="paragraph" style:parent-style-name="Table_20_Contents">
      <style:paragraph-properties fo:text-align="start" style:justify-single-word="false"/>
      <style:text-properties officeooo:rsid="001d78a9" officeooo:paragraph-rsid="002a7d7a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rsid="0024a560" officeooo:paragraph-rsid="002a7d7a"/>
    </style:style>
    <style:style style:name="P11" style:family="paragraph" style:parent-style-name="Table_20_Contents">
      <style:text-properties officeooo:rsid="001f616b" officeooo:paragraph-rsid="001f616b"/>
    </style:style>
    <style:style style:name="P12" style:family="paragraph" style:parent-style-name="Table_20_Contents">
      <style:paragraph-properties fo:text-align="start" style:justify-single-word="false"/>
      <style:text-properties officeooo:rsid="0012e636" officeooo:paragraph-rsid="002a7d7a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0017" officeooo:paragraph-rsid="00270017"/>
    </style:style>
    <style:style style:name="P14" style:family="paragraph" style:parent-style-name="Table_20_Contents">
      <style:text-properties officeooo:rsid="00270017" officeooo:paragraph-rsid="00270017"/>
    </style:style>
    <style:style style:name="P15" style:family="paragraph" style:parent-style-name="Table_20_Contents">
      <style:paragraph-properties fo:text-align="start" style:justify-single-word="false"/>
      <style:text-properties officeooo:rsid="00270017" officeooo:paragraph-rsid="002a7d7a"/>
    </style:style>
    <style:style style:name="P16" style:family="paragraph" style:parent-style-name="Table_20_Contents">
      <style:text-properties officeooo:rsid="00270017" officeooo:paragraph-rsid="000da741"/>
    </style:style>
    <style:style style:name="P17" style:family="paragraph" style:parent-style-name="Table_20_Contents">
      <style:paragraph-properties fo:text-align="start" style:justify-single-word="false"/>
      <style:text-properties officeooo:rsid="0020cdfc" officeooo:paragraph-rsid="002a7d7a"/>
    </style:style>
    <style:style style:name="P18" style:family="paragraph" style:parent-style-name="Table_20_Contents">
      <style:text-properties officeooo:rsid="00280c8a" officeooo:paragraph-rsid="00280c8a"/>
    </style:style>
    <style:style style:name="P19" style:family="paragraph" style:parent-style-name="Table_20_Contents">
      <style:paragraph-properties fo:text-align="start" style:justify-single-word="false"/>
      <style:text-properties officeooo:rsid="002a7d7a" officeooo:paragraph-rsid="002a7d7a"/>
    </style:style>
    <style:style style:name="P20" style:family="paragraph" style:parent-style-name="Text_20_body">
      <style:text-properties officeooo:paragraph-rsid="00090ecc"/>
    </style:style>
    <style:style style:name="P21" style:family="paragraph" style:parent-style-name="Text_20_body">
      <style:text-properties officeooo:rsid="00090ecc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0507e6"/>
    </style:style>
    <style:style style:name="T4" style:family="text">
      <style:text-properties officeooo:rsid="00270017"/>
    </style:style>
    <style:style style:name="T5" style:family="text">
      <style:text-properties style:text-position="super 58%"/>
    </style:style>
    <style:style style:name="T6" style:family="text">
      <style:text-properties officeooo:rsid="00280c8a"/>
    </style:style>
    <style:style style:name="T7" style:family="text">
      <style:text-properties officeooo:rsid="002a7d7a"/>
    </style:style>
    <style:style style:name="T8" style:family="text">
      <style:text-properties officeooo:rsid="002b5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8">DERBYSHIRE SENIOR CUP </text:p>
            <text:p text:style-name="P8"/>
            <text:p text:style-name="P9"><text:span text:style-name="T4">SECOND</text:span> ROUND </text:p>
            <text:p text:style-name="P13">Saturday January 11<text:span text:style-name="T5">th</text:span> <text:s/>1969</text:p>
            <text:p text:style-name="P13"/>
            <text:p text:style-name="P13">Church Lane New Mills</text:p>
            <text:p text:style-name="P3">Kick Off <text:s/></text:p>
          </table:table-cell>
        </table:table-row>
      </table:table>
      <text:p text:style-name="P2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NEW MILLS</text:p>
            <text:p text:style-name="P18"/>
            <text:p text:style-name="P18"/>
            <text:p text:style-name="P18"/>
            <text:p text:style-name="P18">Shirts <text:s/>: </text:p>
            <text:p text:style-name="P18">Shorts : </text:p>
            <text:p text:style-name="P11"/>
            <text:p text:style-name="P14">Woodhouse <text:s text:c="3"/>GK</text:p>
            <text:p text:style-name="P14">Barton</text:p>
            <text:p text:style-name="P14">Mulligan</text:p>
            <text:p text:style-name="P14">Miller</text:p>
            <text:p text:style-name="P14">Ryan</text:p>
            <text:p text:style-name="P14">McCoon</text:p>
            <text:p text:style-name="P14">Wells</text:p>
            <text:p text:style-name="P14">Ryder</text:p>
            <text:p text:style-name="P14">Welsh</text:p>
            <text:p text:style-name="P14">Dodgson</text:p>
            <text:p text:style-name="P14">Wright</text:p>
            <text:p text:style-name="P14"/>
            <text:p text:style-name="P14">SUBSTITUTES</text:p>
            <text:p text:style-name="P14">Sanways</text:p>
            <text:p text:style-name="P14"/>
            <text:p text:style-name="P14"/>
            <text:p text:style-name="P12">M<text:span text:style-name="T1">anager</text:span></text:p>
            <text:p text:style-name="P10"/>
            <text:p text:style-name="P5"/>
            <text:p text:style-name="P4">Referee</text:p>
            <text:p text:style-name="P6">M<text:span text:style-name="T2">r </text:span><text:span text:style-name="T3"><text:s/></text:span><text:span text:style-name="T4">Don Rogers (Ambergate)</text:span></text:p>
            <text:p text:style-name="P6"/>
            <text:p text:style-name="P7">Half Time <text:s text:c="2"/><text:span text:style-name="T4">1-1</text:span> </text:p>
          </table:table-cell>
          <table:table-cell table:style-name="Table4.A1" office:value-type="string">
            <text:p text:style-name="P15">BELPER TOWN</text:p>
            <text:p text:style-name="P19">Midland League</text:p>
            <text:p text:style-name="P18"/>
            <text:p text:style-name="P18"/>
            <text:p text:style-name="P18">Shirts <text:s/>: <text:span text:style-name="T8">Amber</text:span></text:p>
            <text:p text:style-name="P18">Shorts : Black</text:p>
            <text:p text:style-name="P11"/>
            <text:p text:style-name="P14"><text:span text:style-name="T6">Robert</text:span> Jenney <text:s text:c="3"/>GK</text:p>
            <text:p text:style-name="P14">George Sanders</text:p>
            <text:p text:style-name="P14">Fred Swarbrook</text:p>
            <text:p text:style-name="P14">Barrie Roughton</text:p>
            <text:p text:style-name="P14">Geoff Wardle</text:p>
            <text:p text:style-name="P14">David Scothern</text:p>
            <text:p text:style-name="P14"><text:span text:style-name="T6">William</text:span> Jeffrey</text:p>
            <text:p text:style-name="P14">John McEvoy</text:p>
            <text:p text:style-name="P14">Graham Bate</text:p>
            <text:p text:style-name="P14">Mark O’Kane</text:p>
            <text:p text:style-name="P14">Mick Thomas</text:p>
            <text:p text:style-name="P14"/>
            <text:p text:style-name="P14">SUBSTITUTES</text:p>
            <text:p text:style-name="P14">Roy Quipp <text:s/>(for O’Kane 62)</text:p>
            <text:p text:style-name="P14"/>
            <text:p text:style-name="P14"/>
            <text:p text:style-name="P12">M<text:span text:style-name="T1">anager</text:span></text:p>
            <text:p text:style-name="P15">Mic<text:span text:style-name="T7">k</text:span> Gough</text:p>
            <text:p text:style-name="P10"/>
            <text:p text:style-name="P17">Linesmen</text:p>
            <text:p text:style-name="P1"/>
            <text:p text:style-name="P1"/>
            <text:p text:style-name="P4">Attendance <text:s/><text:span text:style-name="T4">393</text:span>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Dodgson</text:p>
            <text:p text:style-name="P14">Mark O’Kane</text:p>
            <text:p text:style-name="P14">Roy Quipp </text:p>
          </table:table-cell>
          <table:table-cell table:style-name="Table3.A1" office:value-type="string">
            <text:p text:style-name="P16"><text:s text:c="2"/>1 min <text:s text:c="38"/>1-0</text:p>
            <text:p text:style-name="P14">18 min <text:s text:c="38"/>1-1</text:p>
            <text:p text:style-name="P14">90 min <text:s text:c="38"/>1-2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3-14T19:06:21.940000000</dc:date>
    <meta:editing-duration>PT12H37M54S</meta:editing-duration>
    <meta:editing-cycles>39</meta:editing-cycles>
    <meta:generator>Coolle_Office_for_Docs_and_Sheet/7.4.2.3$Windows_X86_64 LibreOffice_project/</meta:generator>
    <meta:document-statistic meta:table-count="3" meta:image-count="0" meta:object-count="0" meta:page-count="1" meta:paragraph-count="52" meta:word-count="103" meta:character-count="719" meta:non-whitespace-character-count="530"/>
  </office:meta>
</office:document-meta>
</file>